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erializerTest.test_singleton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eriali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pSerializerTest.test_special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erializerTest.test_long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SerializerTest.test_string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SerializerTest.test_empt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erializerTest.test_string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pSerializerTest.test_special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erializerTest.test_special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SerializerTest.test_int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